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7ffce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officeooo:paragraph-rsid="0017ffc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number-of-good-leaf-nodes-pairs/" text:style-name="Internet_20_link" text:visited-style-name="Visited_20_Internet_20_Link">1530. Number of Good Leaf Nodes Pairs</text:a></text:h>
      <text:h text:style-name="Heading_20_4" text:outline-level="4">Root approach</text:h>
      <text:p text:style-name="P1">/*</text:p>
      <text:p text:style-name="P1"><text:s text:c="4"/>Preprocess all paths from root</text:p>
      <text:p text:style-name="P1"><text:s text:c="4"/>For each pair of paths:</text:p>
      <text:p text:style-name="P1"><text:s text:c="4"/>---compute the distance between the pair of leafs</text:p>
      <text:p text:style-name="P1"><text:s text:c="4"/>---increment the answer if the distance &lt;= given distance</text:p>
      <text:p text:style-name="P1"><text:s text:c="4"/></text:p>
      <text:p text:style-name="P1"><text:s text:c="3"/><text:span text:style-name="T1"><text:s/>Time complexity: O(n+(nb_leafs^2)*n)=O(n^3)</text:span></text:p>
      <text:p text:style-name="P1"><text:s text:c="4"/>Extra space complexity: O(2n)=O(n)</text:p>
      <text:p text:style-name="P1">*/</text:p>
      <text:p text:style-name="P1">class Solution {</text:p>
      <text:p text:style-name="P1"><text:s text:c="4"/>public:</text:p>
      <text:p text:style-name="P1"><text:s text:c="8"/>std::string path;</text:p>
      <text:p text:style-name="P1"><text:s text:c="8"/>std::vector&lt;std::string&gt; paths;</text:p>
      <text:p text:style-name="P1"><text:s text:c="4"/>public:</text:p>
      <text:p text:style-name="P1"><text:s text:c="8"/>void get_all_paths_to_leafs_from_root(TreeNode* root){</text:p>
      <text:p text:style-name="P1"><text:s text:c="12"/>if(!root) return;</text:p>
      <text:p text:style-name="P1"/>
      <text:p text:style-name="P1"><text:s text:c="12"/>path.push_back('L');</text:p>
      <text:p text:style-name="P1"><text:s text:c="12"/>get_all_paths_to_leafs_from_root(root-&gt;left);</text:p>
      <text:p text:style-name="P1"><text:s text:c="12"/>path.pop_back();</text:p>
      <text:p text:style-name="P1"/>
      <text:p text:style-name="P1"><text:s text:c="12"/>path.push_back('R');</text:p>
      <text:p text:style-name="P1"><text:s text:c="12"/>get_all_paths_to_leafs_from_root(root-&gt;right);</text:p>
      <text:p text:style-name="P1"><text:s text:c="12"/>path.pop_back();</text:p>
      <text:p text:style-name="P1"/>
      <text:p text:style-name="P1"><text:s text:c="12"/>if(!root-&gt;left&amp;&amp;!root-&gt;right) paths.push_back(path);</text:p>
      <text:p text:style-name="P1"><text:s text:c="8"/>}</text:p>
      <text:p text:style-name="P1"><text:s text:c="8"/></text:p>
      <text:p text:style-name="P2"><text:s text:c="8"/></text:p>
      <text:p text:style-name="P3">int get_distance_between_two_leafs_from_paths_from_root(std::string&amp; path1, std::string&amp; path2){</text:p>
      <text:p text:style-name="P1"><text:s text:c="12"/></text:p>
      <text:p text:style-name="P1"><text:s text:c="12"/>int i=0,j=0,n=path1.size(),m=path2.size();</text:p>
      <text:p text:style-name="P1"><text:s text:c="12"/>while(i&lt;n &amp;&amp; j&lt;m &amp;&amp; path1[i]==path2[j]){</text:p>
      <text:p text:style-name="P1"><text:s text:c="16"/>i++;</text:p>
      <text:p text:style-name="P1"><text:s text:c="16"/>j++;</text:p>
      <text:p text:style-name="P1"><text:s text:c="12"/>}</text:p>
      <text:p text:style-name="P1"><text:s text:c="12"/>return n+m-2*i;</text:p>
      <text:p text:style-name="P1"/>
      <text:p text:style-name="P1"><text:s text:c="8"/>}</text:p>
      <text:p text:style-name="P1"/>
      <text:p text:style-name="P1"><text:s text:c="8"/>int countPairs(TreeNode* root, int distance) {</text:p>
      <text:p text:style-name="P1"><text:s text:c="12"/>get_all_paths_to_leafs_from_root(root);</text:p>
      <text:p text:style-name="P1"><text:s text:c="12"/>int nb_leafs=paths.size();</text:p>
      <text:p text:style-name="P1"><text:s text:c="12"/>int ans=0;</text:p>
      <text:p text:style-name="P1"><text:s text:c="12"/>for(int i=0;i&lt;nb_leafs-1;++i){</text:p>
      <text:p text:style-name="P1"><text:s text:c="16"/>for(int j=i+1;j&lt;nb_leafs;++j){</text:p>
      <text:p text:style-name="P1"><text:s text:c="20"/>int dist=get_distance_between_two_leafs_from_paths_from_root(paths[i],paths[j]);</text:p>
      <text:p text:style-name="P1"><text:s text:c="20"/>if(dist&lt;=distance) ans++;</text:p>
      <text:p text:style-name="P1"><text:s text:c="16"/>}</text:p>
      <text:p text:style-name="P1"><text:s text:c="12"/>}</text:p>
      <text:p text:style-name="P1"><text:s text:c="12"/>return ans;</text:p>
      <text:p text:style-name="P1"><text:s text:c="8"/>}</text:p>
      <text:p text:style-name="P1">}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9:24:12.371778343</meta:creation-date>
    <dc:date>2024-07-18T19:41:42.684550971</dc:date>
    <meta:editing-duration>PT9M3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114" meta:character-count="1602" meta:non-whitespace-character-count="1096"/>
  </office:meta>
</office:document-meta>
</file>